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5919b" officeooo:paragraph-rsid="0005919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8" style:family="paragraph">
      <style:paragraph-properties style:writing-mode="lr-tb"/>
      <style:text-properties fo:font-size="6pt" style:font-size-asian="6pt" style:font-size-complex="6pt"/>
    </style:style>
    <style:style style:name="P9" style:family="paragraph">
      <style:paragraph-properties fo:text-align="center" style:writing-mode="lr-tb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text-position="-8% 58%" fo:font-size="6pt" style:font-size-asian="6pt" style:font-size-complex="6pt"/>
    </style:style>
    <style:style style:name="T3" style:family="text">
      <style:text-properties style:text-position="0% 100%" fo:font-size="6pt" style:font-size-asian="6pt" style:font-size-complex="6pt"/>
    </style:style>
    <style:style style:name="T4" style:family="text">
      <style:text-properties style:text-position="0% 100%" style:font-name="Liberation Serif" fo:font-size="6pt" style:font-name-asian="NSimSun" style:font-size-asian="6pt" style:font-name-complex="Lucida Sans" style:font-size-complex="6pt"/>
    </style:style>
    <style:style style:name="T5" style:family="text">
      <style:text-properties style:text-position="-8% 58%" style:font-name="Liberation Serif" fo:font-size="6pt" style:font-name-asian="NSimSun" style:font-size-asian="6pt" style:font-name-complex="Lucida Sans" style:font-size-complex="6pt"/>
    </style:style>
    <style:style style:name="T6" style:family="text">
      <style:text-properties style:font-name="Liberation Serif" fo:font-size="6pt" style:font-name-asian="NSimSun" style:font-size-asian="6pt" style:font-name-complex="Lucida Sans" style:font-size-complex="6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1.873cm" fo:min-width="5.0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512cm" fo:min-width="1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512cm" fo:min-width="1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0.512cm" fo:min-width="1.1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512cm" fo:min-width="1.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0.279cm" fo:min-width="0.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33cm" fo:min-width="0.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757cm" fo:min-width="1.8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0.512cm" fo:min-width="0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0.512cm" fo:min-width="1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0.309cm" fo:min-width="0.5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0.067cm" fo:min-width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textarea-horizontal-align="justify" draw:textarea-vertical-align="middle" draw:auto-grow-height="false" fo:min-height="0.755cm" fo:min-width="1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textarea-horizontal-align="justify" draw:textarea-vertical-align="middle" draw:auto-grow-height="false" fo:min-height="1.108cm" fo:min-width="1.9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Фигура 1" draw:style-name="gr2" draw:text-style-name="P3" svg:width="5.271cm" svg:height="2.075cm" svg:x="4.796cm" svg:y="0.123cm"><text:p text:style-name="P3">Начало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" draw:name="Вертикальная линия 1" draw:style-name="gr1" draw:text-style-name="P2" svg:x1="7.463cm" svg:y1="2.198cm" svg:x2="7.463cm" svg:y2="3.891cm"><text:p/></draw:line><draw:custom-shape text:anchor-type="paragraph" draw:z-index="2" draw:name="Фигура 2" draw:style-name="gr21" draw:text-style-name="P3" svg:width="3.112cm" svg:height="1.758cm" svg:x="5.613cm" svg:y="3.849cm"><text:p text:style-name="P3">a, b, c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" draw:name="Фигура 3" draw:style-name="gr20" draw:text-style-name="P3" svg:width="2.897cm" svg:height="1.509cm" svg:x="5.419cm" svg:y="6.692cm"><text:p text:style-name="P3">a == 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" draw:name="Вертикальная линия 2" draw:style-name="gr1" draw:text-style-name="P2" svg:x1="6.872cm" svg:y1="5.606cm" svg:x2="6.872cm" svg:y2="6.68cm"><text:p/></draw:line><draw:line text:anchor-type="paragraph" draw:z-index="5" draw:name="Линия 1" draw:style-name="gr1" draw:text-style-name="P2" svg:x1="5.447cm" svg:y1="7.447cm" svg:x2="2.087cm" svg:y2="7.447cm"><text:p/></draw:line><draw:line text:anchor-type="paragraph" draw:z-index="6" draw:name="Вертикальная линия 3" draw:style-name="gr1" draw:text-style-name="P2" svg:x1="2.087cm" svg:y1="7.447cm" svg:x2="2.087cm" svg:y2="8.101cm"><text:p/></draw:line><draw:custom-shape text:anchor-type="paragraph" draw:z-index="7" draw:name="Фигура 4" draw:style-name="gr18" draw:text-style-name="P8" svg:width="1.038cm" svg:height="0.616cm" svg:x="1.57cm" svg:y="8.094cm"><text:p text:style-name="P8"><text:span text:style-name="T1">b == 0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8" draw:name="Горизонтальная линия 1" draw:style-name="gr1" draw:text-style-name="P2" svg:x1="0.018cm" svg:y1="8.396cm" svg:x2="1.57cm" svg:y2="8.396cm"><text:p/></draw:line><draw:line text:anchor-type="paragraph" draw:z-index="9" draw:name="Вертикальная линия 4" draw:style-name="gr1" draw:text-style-name="P2" svg:x1="0.018cm" svg:y1="8.396cm" svg:x2="0.018cm" svg:y2="9.04cm"><text:p/></draw:line><draw:custom-shape text:anchor-type="paragraph" draw:z-index="10" draw:name="Фигура 5" draw:style-name="gr13" draw:text-style-name="P8" svg:width="0.978cm" svg:height="0.555cm" svg:x="-0.487cm" svg:y="9.038cm"><text:p text:style-name="P8"><text:span text:style-name="T1">c==0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1" draw:name="Горизонтальная линия 2" draw:style-name="gr1" draw:text-style-name="P2" svg:x1="2.607cm" svg:y1="8.403cm" svg:x2="4.159cm" svg:y2="8.403cm"><text:p/></draw:line><draw:line text:anchor-type="paragraph" draw:z-index="12" draw:name="Вертикальная линия 5" draw:style-name="gr1" draw:text-style-name="P2" svg:x1="4.159cm" svg:y1="8.403cm" svg:x2="4.159cm" svg:y2="9.047cm"><text:p/></draw:line><draw:custom-shape text:anchor-type="paragraph" draw:z-index="13" draw:name="Фигура 6" draw:style-name="gr13" draw:text-style-name="P8" svg:width="0.978cm" svg:height="0.555cm" svg:x="3.664cm" svg:y="9.052cm"><text:p text:style-name="P8"><text:span text:style-name="T1">c==0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4" draw:name="Горизонтальная линия 4" draw:style-name="gr1" draw:text-style-name="P2" svg:x1="-0.486cm" svg:y1="9.306cm" svg:x2="-1.005cm" svg:y2="9.306cm"><text:p/></draw:line><draw:line text:anchor-type="paragraph" draw:z-index="15" draw:name="Вертикальная линия 6" draw:style-name="gr1" draw:text-style-name="P3" svg:x1="-1.005cm" svg:y1="9.306cm" svg:x2="-1.005cm" svg:y2="9.809cm"><text:p/></draw:line><draw:custom-shape text:anchor-type="paragraph" draw:z-index="17" draw:name="Фигура 8" draw:style-name="gr19" svg:width="0.003cm" svg:height="0.103cm" svg:x="-0.808cm" svg:y="10.232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8" draw:name="Горизонтальная линия 3" draw:style-name="gr1" draw:text-style-name="P2" svg:x1="0.969cm" svg:y1="9.319cm" svg:x2="0.45cm" svg:y2="9.319cm"><text:p/></draw:line><draw:line text:anchor-type="paragraph" draw:z-index="19" draw:name="Вертикальная линия 7" draw:style-name="gr1" draw:text-style-name="P3" svg:x1="0.968cm" svg:y1="9.319cm" svg:x2="0.968cm" svg:y2="9.822cm"><text:p/></draw:line><draw:custom-shape text:anchor-type="paragraph" draw:z-index="16" draw:name="Фигура 7" draw:style-name="gr16" draw:text-style-name="P8" svg:width="1.544cm" svg:height="0.812cm" svg:x="-1.928cm" svg:y="9.809cm"><text:p text:style-name="P8"><text:span text:style-name="T1">X — любое </text:span></text:p><text:p text:style-name="P8"><text:span text:style-name="T1">число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0" draw:name="Фигура 9" draw:style-name="gr16" draw:text-style-name="P8" svg:width="1.544cm" svg:height="0.812cm" svg:x="0.039cm" svg:y="9.828cm"><text:p text:style-name="P8"><text:span text:style-name="T1">X — любое </text:span></text:p><text:p text:style-name="P8"><text:span text:style-name="T1">число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21" draw:name="Горизонтальная линия 5" draw:style-name="gr1" draw:text-style-name="P2" svg:x1="3.664cm" svg:y1="9.327cm" svg:x2="3.145cm" svg:y2="9.327cm"><text:p/></draw:line><draw:line text:anchor-type="paragraph" draw:z-index="22" draw:name="Горизонтальная линия 6" draw:style-name="gr1" draw:text-style-name="P2" svg:x1="5.16cm" svg:y1="9.327cm" svg:x2="4.641cm" svg:y2="9.327cm"><text:p/></draw:line><draw:line text:anchor-type="paragraph" draw:z-index="23" draw:name="Вертикальная линия 8" draw:style-name="gr1" draw:text-style-name="P3" svg:x1="5.159cm" svg:y1="9.327cm" svg:x2="5.159cm" svg:y2="9.83cm"><text:p/></draw:line><draw:line text:anchor-type="paragraph" draw:z-index="24" draw:name="Вертикальная линия 9" draw:style-name="gr1" draw:text-style-name="P3" svg:x1="3.145cm" svg:y1="9.327cm" svg:x2="3.145cm" svg:y2="9.83cm"><text:p/></draw:line><draw:custom-shape text:anchor-type="paragraph" draw:z-index="25" draw:name="Фигура 10" draw:style-name="gr16" draw:text-style-name="P8" svg:width="1.544cm" svg:height="0.812cm" svg:x="4.23cm" svg:y="9.843cm"><text:p text:style-name="P8"><text:span text:style-name="T1">X — любое </text:span></text:p><text:p text:style-name="P8"><text:span text:style-name="T1">число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6" draw:name="Фигура 11" draw:style-name="gr16" draw:text-style-name="P8" svg:width="1.544cm" svg:height="0.812cm" svg:x="2.237cm" svg:y="9.841cm"><text:p text:style-name="P8"><text:span text:style-name="T1">X = 0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27" draw:name="Линия 2" draw:style-name="gr1" draw:text-style-name="P2" svg:x1="11.675cm" svg:y1="7.454cm" svg:x2="8.315cm" svg:y2="7.454cm"><text:p/></draw:line><draw:line text:anchor-type="paragraph" draw:z-index="28" draw:name="Вертикальная линия 10" draw:style-name="gr1" draw:text-style-name="P2" svg:x1="11.675cm" svg:y1="7.454cm" svg:x2="11.675cm" svg:y2="8.108cm"><text:p/></draw:line><draw:custom-shape text:anchor-type="paragraph" draw:z-index="29" draw:name="Фигура 12" draw:style-name="gr18" draw:text-style-name="P8" svg:width="1.038cm" svg:height="0.616cm" svg:x="11.155cm" svg:y="8.102cm"><text:p text:style-name="P8"><text:span text:style-name="T1">b == 0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0" draw:name="Горизонтальная линия 7" draw:style-name="gr1" draw:text-style-name="P2" svg:x1="12.192cm" svg:y1="8.416cm" svg:x2="13.744cm" svg:y2="8.416cm"><text:p/></draw:line><draw:line text:anchor-type="paragraph" draw:z-index="31" draw:name="Горизонтальная линия 8" draw:style-name="gr1" draw:text-style-name="P2" svg:x1="9.603cm" svg:y1="8.403cm" svg:x2="11.155cm" svg:y2="8.403cm"><text:p/></draw:line><draw:custom-shape text:anchor-type="paragraph" draw:z-index="32" draw:name="Фигура 13" draw:style-name="gr13" draw:text-style-name="P8" svg:width="0.978cm" svg:height="0.555cm" svg:x="13.245cm" svg:y="9.065cm"><text:p text:style-name="P8"><text:span text:style-name="T1">c==0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3" draw:name="Фигура 14" draw:style-name="gr13" draw:text-style-name="P8" svg:width="0.978cm" svg:height="0.555cm" svg:x="9.13cm" svg:y="9.038cm"><text:p text:style-name="P8"><text:span text:style-name="T1">c==0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4" draw:name="Вертикальная линия 11" draw:style-name="gr1" draw:text-style-name="P2" svg:x1="13.744cm" svg:y1="8.416cm" svg:x2="13.744cm" svg:y2="9.06cm"><text:p/></draw:line><draw:line text:anchor-type="paragraph" draw:z-index="35" draw:name="Вертикальная линия 12" draw:style-name="gr1" draw:text-style-name="P2" svg:x1="9.603cm" svg:y1="8.403cm" svg:x2="9.603cm" svg:y2="9.047cm"><text:p/></draw:line><draw:line text:anchor-type="paragraph" draw:z-index="36" draw:name="Горизонтальная линия 9" draw:style-name="gr1" draw:text-style-name="P2" svg:x1="14.741cm" svg:y1="9.34cm" svg:x2="14.222cm" svg:y2="9.34cm"><text:p/></draw:line><draw:line text:anchor-type="paragraph" draw:z-index="37" draw:name="Горизонтальная линия 10" draw:style-name="gr1" draw:text-style-name="P2" svg:x1="13.245cm" svg:y1="9.34cm" svg:x2="12.726cm" svg:y2="9.34cm"><text:p/></draw:line><draw:line text:anchor-type="paragraph" draw:z-index="38" draw:name="Горизонтальная линия 11" draw:style-name="gr1" draw:text-style-name="P2" svg:x1="10.626cm" svg:y1="9.313cm" svg:x2="10.107cm" svg:y2="9.313cm"><text:p/></draw:line><draw:line text:anchor-type="paragraph" draw:z-index="39" draw:name="Горизонтальная линия 12" draw:style-name="gr1" draw:text-style-name="P2" svg:x1="9.13cm" svg:y1="9.313cm" svg:x2="8.611cm" svg:y2="9.313cm"><text:p/></draw:line><draw:line text:anchor-type="paragraph" draw:z-index="40" draw:name="Вертикальная линия 13" draw:style-name="gr1" draw:text-style-name="P3" svg:x1="14.741cm" svg:y1="9.34cm" svg:x2="14.741cm" svg:y2="9.843cm"><text:p/></draw:line><draw:line text:anchor-type="paragraph" draw:z-index="41" draw:name="Вертикальная линия 14" draw:style-name="gr1" draw:text-style-name="P3" svg:x1="12.726cm" svg:y1="9.34cm" svg:x2="12.726cm" svg:y2="9.843cm"><text:p/></draw:line><draw:line text:anchor-type="paragraph" draw:z-index="42" draw:name="Вертикальная линия 15" draw:style-name="gr1" draw:text-style-name="P3" svg:x1="10.626cm" svg:y1="9.313cm" svg:x2="10.626cm" svg:y2="9.816cm"><text:p/></draw:line><draw:line text:anchor-type="paragraph" draw:z-index="43" draw:name="Вертикальная линия 16" draw:style-name="gr1" draw:text-style-name="P3" svg:x1="8.581cm" svg:y1="9.313cm" svg:x2="8.581cm" svg:y2="9.816cm"><text:p/></draw:line><draw:custom-shape text:anchor-type="paragraph" draw:z-index="44" draw:name="Фигура 15" draw:style-name="gr16" draw:text-style-name="P8" svg:width="1.544cm" svg:height="0.812cm" svg:x="4.23cm" svg:y="9.843cm"><text:p text:style-name="P8"><text:span text:style-name="T1">X = (-c / b)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45" draw:name="Фигура 16" draw:style-name="gr16" draw:text-style-name="P8" svg:width="1.544cm" svg:height="0.812cm" svg:x="11.809cm" svg:y="9.835cm"><text:p text:style-name="P8"><text:span text:style-name="T1">X — любое </text:span></text:p><text:p text:style-name="P8"><text:span text:style-name="T1">число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46" draw:name="Фигура 17" draw:style-name="gr17" draw:text-style-name="P8" svg:width="1.657cm" svg:height="0.812cm" svg:x="9.615cm" svg:y="9.828cm"><text:p text:style-name="P8"><text:span text:style-name="T1">X = √</text:span><text:span text:style-name="T6">(-с / a)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47" draw:name="Фигура 18" draw:style-name="gr16" draw:text-style-name="P8" svg:width="1.544cm" svg:height="0.812cm" svg:x="7.705cm" svg:y="9.807cm"><text:p text:style-name="P8"><text:span text:style-name="T1">X = 0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48" draw:name="Фигура 19" draw:style-name="gr15" draw:text-style-name="P9" svg:width="1.863cm" svg:height="0.757cm" svg:x="13.732cm" svg:y="9.86cm"><text:p text:style-name="P9"><text:span text:style-name="T1">D = b*b - 4*a*c</text:span></text:p><draw:enhanced-geometry svg:viewBox="0 0 21600 21600" draw:type="rectangle" draw:enhanced-path="M 0 0 L 21600 0 21600 21600 0 21600 0 0 Z N"/></draw:custom-shape><draw:line text:anchor-type="paragraph" draw:z-index="49" draw:name="Вертикальная линия 17" draw:style-name="gr1" draw:text-style-name="P2" svg:x1="14.698cm" svg:y1="10.617cm" svg:x2="14.698cm" svg:y2="11.143cm"><text:p/></draw:line><draw:custom-shape text:anchor-type="paragraph" draw:z-index="50" draw:name="Фигура 20" draw:style-name="gr14" draw:text-style-name="P3" svg:width="0.465cm" svg:height="0.465cm" svg:x="14.473cm" svg:y="11.142cm"><text:p text:style-name="P3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Фигура 21" draw:style-name="gr14" draw:text-style-name="P3" svg:width="0.465cm" svg:height="0.465cm" svg:x="6.505cm" svg:y="11.176cm"><text:p text:style-name="P3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2" draw:name="Вертикальная линия 18" draw:style-name="gr1" draw:text-style-name="P3" svg:x1="6.729cm" svg:y1="11.64cm" svg:x2="6.729cm" svg:y2="12.143cm"><text:p/></draw:line><draw:custom-shape text:anchor-type="paragraph" draw:z-index="53" draw:name="Фигура 22" draw:style-name="gr13" draw:text-style-name="P9" svg:width="0.978cm" svg:height="0.555cm" svg:x="6.23cm" svg:y="12.137cm"><text:p text:style-name="P9"><text:span text:style-name="T1">D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54" draw:name="Горизонтальная линия 13" draw:style-name="gr1" draw:text-style-name="P2" svg:x1="8.378cm" svg:y1="12.42cm" svg:x2="7.179cm" svg:y2="12.42cm"><text:p/></draw:line><draw:line text:anchor-type="paragraph" draw:z-index="55" draw:name="Горизонтальная линия 14" draw:style-name="gr1" draw:text-style-name="P2" svg:x1="6.23cm" svg:y1="12.412cm" svg:x2="5.233cm" svg:y2="12.412cm"><text:p/></draw:line><draw:line text:anchor-type="paragraph" draw:z-index="56" draw:name="Вертикальная линия 19" draw:style-name="gr1" draw:text-style-name="P3" svg:x1="8.378cm" svg:y1="12.42cm" svg:x2="8.378cm" svg:y2="12.923cm"><text:p/></draw:line><draw:line text:anchor-type="paragraph" draw:z-index="57" draw:name="Вертикальная линия 20" draw:style-name="gr1" draw:text-style-name="P3" svg:x1="6.717cm" svg:y1="12.691cm" svg:x2="6.717cm" svg:y2="13.194cm"><text:p/></draw:line><draw:custom-shape text:anchor-type="paragraph" draw:z-index="58" draw:name="Фигура 23" draw:style-name="gr12" draw:text-style-name="P8" svg:width="1.715cm" svg:height="0.812cm" svg:x="11.742cm" svg:y="9.835cm"><text:p text:style-name="P8"><text:span text:style-name="T1">X</text:span><text:span text:style-name="T2">1 </text:span><text:span text:style-name="T3">= 0</text:span></text:p><text:p text:style-name="P8"><text:span text:style-name="T3">X</text:span><text:span text:style-name="T2">2 </text:span><text:span text:style-name="T3">= (-b / a)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59" draw:name="Фигура 24" draw:style-name="gr11" draw:text-style-name="P8" svg:width="1.892cm" svg:height="0.812cm" svg:x="5.553cm" svg:y="13.196cm"><text:p text:style-name="P8"><text:span text:style-name="T1">X = (-b)/(2*a)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60" draw:name="Фигура 25" draw:style-name="gr10" draw:text-style-name="P8" svg:width="2.553cm" svg:height="0.812cm" svg:x="3.343cm" svg:y="12.936cm"><text:p text:style-name="P8"><text:span text:style-name="T1">X</text:span><text:span text:style-name="T2">1 </text:span><text:span text:style-name="T3">= (-b+√</text:span><text:span text:style-name="T4">D)/(2*a)</text:span></text:p><text:p text:style-name="P8"><text:span text:style-name="T4">X</text:span><text:span text:style-name="T5">2 </text:span><text:span text:style-name="T4">= (-b-√D)/(2*a)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61" draw:name="Вертикальная линия 22" draw:style-name="gr1" draw:text-style-name="P3" svg:x1="5.233cm" svg:y1="12.434cm" svg:x2="5.233cm" svg:y2="12.937cm"><text:p/></draw:line><draw:custom-shape text:anchor-type="paragraph" draw:z-index="62" draw:name="Фигура 26" draw:style-name="gr9" draw:text-style-name="P8" svg:width="1.791cm" svg:height="0.812cm" svg:x="7.322cm" svg:y="12.929cm"><text:p text:style-name="P8"><text:span text:style-name="T1">Нет решений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63" draw:name="Врезка 1" draw:style-name="gr8" draw:text-style-name="P4" svg:width="1.031cm" svg:height="0.505cm" svg:x="3.265cm" svg:y="6.828cm"><draw:text-box><text:p text:style-name="P2">Да</text:p></draw:text-box></draw:frame><draw:frame text:anchor-type="paragraph" draw:z-index="64" draw:name="Врезка 2" draw:style-name="gr8" draw:text-style-name="P4" svg:width="1.031cm" svg:height="0.505cm" svg:x="3.265cm" svg:y="6.828cm"><draw:text-box><text:p text:style-name="P2">Да</text:p></draw:text-box></draw:frame><draw:frame text:anchor-type="paragraph" draw:z-index="65" draw:name="Врезка 3" draw:style-name="gr8" draw:text-style-name="P4" svg:width="1.031cm" svg:height="0.505cm" svg:x="3.265cm" svg:y="6.828cm"><draw:text-box><text:p text:style-name="P2">Да</text:p></draw:text-box></draw:frame><draw:frame text:anchor-type="paragraph" draw:z-index="66" draw:name="Врезка 4" draw:style-name="gr8" draw:text-style-name="P4" svg:width="1.031cm" svg:height="0.505cm" svg:x="12.462cm" svg:y="7.911cm"><draw:text-box><text:p text:style-name="P2">Нет</text:p></draw:text-box></draw:frame><draw:frame text:anchor-type="paragraph" draw:z-index="67" draw:name="Врезка 5" draw:style-name="gr8" draw:text-style-name="P4" svg:width="1.031cm" svg:height="0.505cm" svg:x="10.125cm" svg:y="7.899cm"><draw:text-box><text:p text:style-name="P2">Да</text:p></draw:text-box></draw:frame><draw:frame text:anchor-type="paragraph" draw:z-index="68" draw:name="Врезка 6" draw:style-name="gr8" draw:text-style-name="P4" svg:width="1.031cm" svg:height="0.505cm" svg:x="2.875cm" svg:y="7.899cm"><draw:text-box><text:p text:style-name="P2">Нет</text:p></draw:text-box></draw:frame><draw:frame text:anchor-type="paragraph" draw:z-index="69" draw:name="Врезка 7" draw:style-name="gr8" draw:text-style-name="P4" svg:width="1.031cm" svg:height="0.505cm" svg:x="0.376cm" svg:y="7.892cm"><draw:text-box><text:p text:style-name="P2">Да</text:p></draw:text-box></draw:frame><draw:frame text:anchor-type="paragraph" draw:z-index="70" draw:name="Врезка 8" draw:style-name="gr8" draw:text-style-name="P4" svg:width="1.031cm" svg:height="0.505cm" svg:x="9.398cm" svg:y="6.95cm"><draw:text-box><text:p text:style-name="P2">Нет</text:p></draw:text-box></draw:frame><draw:frame text:anchor-type="paragraph" draw:z-index="71" draw:name="Врезка 9" draw:style-name="gr5" draw:text-style-name="P4" svg:width="0.6cm" svg:height="0.489cm" svg:x="-1.005cm" svg:y="8.818cm"><draw:text-box><text:p text:style-name="P2">Да</text:p></draw:text-box></draw:frame><draw:frame text:anchor-type="paragraph" draw:z-index="72" draw:name="Врезка 10" draw:style-name="gr5" draw:text-style-name="P4" svg:width="0.6cm" svg:height="0.489cm" svg:x="8.53cm" svg:y="8.825cm"><draw:text-box><text:p text:style-name="P2">Да</text:p></draw:text-box></draw:frame><draw:frame text:anchor-type="paragraph" draw:z-index="73" draw:name="Врезка 11" draw:style-name="gr7" draw:text-style-name="P7" svg:width="0.6cm" svg:height="0.271cm" svg:x="0.45cm" svg:y="9.049cm"><draw:text-box><text:p text:style-name="P2"><text:span text:style-name="T1">Нет</text:span></text:p></draw:text-box></draw:frame><draw:frame text:anchor-type="paragraph" draw:z-index="74" draw:name="Врезка 12" draw:style-name="gr6" draw:text-style-name="P7" svg:width="0.6cm" svg:height="0.295cm" svg:x="4.602cm" svg:y="9.005cm"><draw:text-box><text:p text:style-name="P2"><text:span text:style-name="T1">Нет</text:span></text:p></draw:text-box></draw:frame><draw:frame text:anchor-type="paragraph" draw:z-index="75" draw:name="Врезка 13" draw:style-name="gr5" draw:text-style-name="P4" svg:width="0.6cm" svg:height="0.489cm" svg:x="3.064cm" svg:y="8.839cm"><draw:text-box><text:p text:style-name="P2">Да</text:p></draw:text-box></draw:frame><draw:frame text:anchor-type="paragraph" draw:z-index="76" draw:name="Врезка 15" draw:style-name="gr5" draw:text-style-name="P4" svg:width="0.6cm" svg:height="0.489cm" svg:x="12.645cm" svg:y="8.851cm"><draw:text-box><text:p text:style-name="P2">Да</text:p></draw:text-box></draw:frame><draw:frame text:anchor-type="paragraph" draw:z-index="77" draw:name="Врезка 14" draw:style-name="gr6" draw:text-style-name="P7" svg:width="0.6cm" svg:height="0.295cm" svg:x="14.18cm" svg:y="9.033cm"><draw:text-box><text:p text:style-name="P2"><text:span text:style-name="T1">Нет</text:span></text:p></draw:text-box></draw:frame><draw:frame text:anchor-type="paragraph" draw:z-index="78" draw:name="Врезка 16" draw:style-name="gr6" draw:text-style-name="P7" svg:width="0.6cm" svg:height="0.295cm" svg:x="10.107cm" svg:y="9.019cm"><draw:text-box><text:p text:style-name="P2"><text:span text:style-name="T1">Нет</text:span></text:p></draw:text-box></draw:frame><draw:frame text:anchor-type="paragraph" draw:z-index="79" draw:name="Врезка 17" draw:style-name="gr5" draw:text-style-name="P6" svg:width="0.615cm" svg:height="0.489cm" svg:x="5.398cm" svg:y="11.885cm"><draw:text-box><text:p>&gt;0</text:p></draw:text-box></draw:frame><draw:frame text:anchor-type="paragraph" draw:z-index="80" draw:name="Врезка 18" draw:style-name="gr5" draw:text-style-name="P6" svg:width="0.724cm" svg:height="0.489cm" svg:x="6.824cm" svg:y="12.691cm"><draw:text-box><text:p>==0</text:p></draw:text-box></draw:frame><draw:frame text:anchor-type="paragraph" draw:z-index="81" draw:name="Врезка 19" draw:style-name="gr4" draw:text-style-name="P5" svg:width="0.842cm" svg:height="0.489cm" svg:x="7.527cm" svg:y="12.053cm"><draw:text-box><text:p/></draw:text-box></draw:frame><draw:frame text:anchor-type="paragraph" draw:z-index="82" draw:name="Врезка 20" draw:style-name="gr3" draw:text-style-name="P4" svg:width="0.992cm" svg:height="0.519cm" svg:x="7.387cm" svg:y="11.901cm"><draw:text-box><text:p text:style-name="P2">&lt;0</text:p></draw:text-box></draw:frame><draw:custom-shape text:anchor-type="paragraph" draw:z-index="83" draw:name="Фигура 27" draw:style-name="gr2" draw:text-style-name="P3" svg:width="5.271cm" svg:height="2.075cm" svg:x="4.288cm" svg:y="19.427cm"><text:p text:style-name="P3">Конец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4" draw:name="Вертикальная линия 21" draw:style-name="gr1" draw:text-style-name="P2" svg:x1="6.847cm" svg:y1="19.428cm" svg:x2="6.826cm" svg:y2="14.406cm"><text:p/></draw:line><draw:line text:anchor-type="paragraph" draw:z-index="85" draw:name="Вертикальная линия 23" draw:style-name="gr1" draw:text-style-name="P2" svg:x1="-0.984cm" svg:y1="10.62cm" svg:x2="-0.984cm" svg:y2="17.898cm"><text:p/></draw:line><draw:line text:anchor-type="paragraph" draw:z-index="86" draw:name="Горизонтальная линия 15" draw:style-name="gr1" draw:text-style-name="P2" svg:x1="-0.984cm" svg:y1="17.898cm" svg:x2="6.848cm" svg:y2="17.898cm"><text:p/></draw:line><draw:line text:anchor-type="paragraph" draw:z-index="87" draw:name="Вертикальная линия 24" draw:style-name="gr1" draw:text-style-name="P2" svg:x1="0.688cm" svg:y1="10.64cm" svg:x2="0.688cm" svg:y2="16.713cm"><text:p/></draw:line><draw:line text:anchor-type="paragraph" draw:z-index="88" draw:name="Горизонтальная линия 16" draw:style-name="gr1" draw:text-style-name="P2" svg:x1="0.688cm" svg:y1="16.713cm" svg:x2="6.848cm" svg:y2="16.713cm"><text:p/></draw:line><draw:line text:anchor-type="paragraph" draw:z-index="89" draw:name="Вертикальная линия 25" draw:style-name="gr1" draw:text-style-name="P2" svg:x1="2.847cm" svg:y1="10.652cm" svg:x2="2.847cm" svg:y2="15.972cm"><text:p/></draw:line><draw:line text:anchor-type="paragraph" draw:z-index="90" draw:name="Горизонтальная линия 17" draw:style-name="gr1" draw:text-style-name="P2" svg:x1="2.847cm" svg:y1="15.972cm" svg:x2="6.848cm" svg:y2="15.972cm"><text:p/></draw:line><draw:line text:anchor-type="paragraph" draw:z-index="91" draw:name="Вертикальная линия 26" draw:style-name="gr1" draw:text-style-name="P2" svg:x1="4.837cm" svg:y1="10.654cm" svg:x2="4.837cm" svg:y2="11.506cm"><text:p/></draw:line><draw:line text:anchor-type="paragraph" draw:z-index="92" draw:name="Горизонтальная линия 18" draw:style-name="gr1" draw:text-style-name="P2" svg:x1="4.837cm" svg:y1="11.506cm" svg:x2="3.249cm" svg:y2="11.506cm"><text:p/></draw:line><draw:line text:anchor-type="paragraph" draw:z-index="93" draw:name="Вертикальная линия 27" draw:style-name="gr1" draw:text-style-name="P2" svg:x1="3.249cm" svg:y1="11.506cm" svg:x2="3.249cm" svg:y2="15.401cm"><text:p/></draw:line><draw:line text:anchor-type="paragraph" draw:z-index="94" draw:name="Вертикальная линия 28" draw:style-name="gr1" draw:text-style-name="P2" svg:x1="4.265cm" svg:y1="15.972cm" svg:x2="4.265cm" svg:y2="15.866cm"><text:p/></draw:line><draw:line text:anchor-type="paragraph" draw:z-index="95" draw:name="Горизонтальная линия 19" draw:style-name="gr1" draw:text-style-name="P2" svg:x1="3.249cm" svg:y1="15.401cm" svg:x2="6.847cm" svg:y2="15.401cm"><text:p/></draw:line><draw:line text:anchor-type="paragraph" draw:z-index="96" draw:name="Линия 3" draw:style-name="gr1" draw:text-style-name="P2" svg:x1="4.456cm" svg:y1="13.748cm" svg:x2="4.456cm" svg:y2="15.147cm"><text:p/></draw:line><draw:line text:anchor-type="paragraph" draw:z-index="97" draw:name="Линия 4" draw:style-name="gr1" draw:text-style-name="P2" svg:x1="4.456cm" svg:y1="15.147cm" svg:x2="6.827cm" svg:y2="15.147cm"><text:p/></draw:line><draw:line text:anchor-type="paragraph" draw:z-index="98" draw:name="Вертикальная линия 29" draw:style-name="gr1" draw:text-style-name="P2" svg:x1="6.297cm" svg:y1="14.007cm" svg:x2="6.297cm" svg:y2="14.829cm"><text:p/></draw:line><draw:line text:anchor-type="paragraph" draw:z-index="99" draw:name="Горизонтальная линия 20" draw:style-name="gr1" draw:text-style-name="P2" svg:x1="6.297cm" svg:y1="14.829cm" svg:x2="6.826cm" svg:y2="14.829cm"><text:p/></draw:line><draw:line text:anchor-type="paragraph" draw:z-index="100" draw:name="Линия 5" draw:style-name="gr1" draw:text-style-name="P2" svg:x1="12.541cm" svg:y1="10.647cm" svg:x2="12.541cm" svg:y2="17.729cm"><text:p/></draw:line><draw:line text:anchor-type="paragraph" draw:z-index="101" draw:name="Горизонтальная линия 21" draw:style-name="gr1" draw:text-style-name="P2" svg:x1="12.541cm" svg:y1="17.729cm" svg:x2="6.847cm" svg:y2="17.729cm"><text:p/></draw:line><draw:line text:anchor-type="paragraph" draw:z-index="102" draw:name="Вертикальная линия 30" draw:style-name="gr1" draw:text-style-name="P2" svg:x1="10.34cm" svg:y1="10.64cm" svg:x2="10.34cm" svg:y2="17.263cm"><text:p/></draw:line><draw:line text:anchor-type="paragraph" draw:z-index="103" draw:name="Горизонтальная линия 22" draw:style-name="gr1" draw:text-style-name="P2" svg:x1="10.34cm" svg:y1="17.263cm" svg:x2="6.826cm" svg:y2="17.263cm"><text:p/></draw:line><draw:line text:anchor-type="paragraph" draw:z-index="104" draw:name="Вертикальная линия 31" draw:style-name="gr1" draw:text-style-name="P2" svg:x1="8.35cm" svg:y1="10.619cm" svg:x2="8.35cm" svg:y2="11.591cm"><text:p/></draw:line><draw:line text:anchor-type="paragraph" draw:z-index="105" draw:name="Горизонтальная линия 23" draw:style-name="gr1" draw:text-style-name="P2" svg:x1="8.35cm" svg:y1="11.591cm" svg:x2="9.684cm" svg:y2="11.591cm"><text:p/></draw:line><draw:line text:anchor-type="paragraph" draw:z-index="106" draw:name="Вертикальная линия 32" draw:style-name="gr1" draw:text-style-name="P2" svg:x1="9.684cm" svg:y1="11.591cm" svg:x2="9.684cm" svg:y2="16.248cm"><text:p/></draw:line><draw:line text:anchor-type="paragraph" draw:z-index="107" draw:name="Горизонтальная линия 24" draw:style-name="gr1" draw:text-style-name="P2" svg:x1="9.684cm" svg:y1="16.247cm" svg:x2="6.826cm" svg:y2="16.247cm"><text:p/></draw:line><draw:line text:anchor-type="paragraph" draw:z-index="108" draw:name="Вертикальная линия 33" draw:style-name="gr1" draw:text-style-name="P2" svg:x1="8.075cm" svg:y1="13.741cm" svg:x2="8.075cm" svg:y2="15.57cm"><text:p/></draw:line><draw:line text:anchor-type="paragraph" draw:z-index="109" draw:name="Горизонтальная линия 25" draw:style-name="gr1" draw:text-style-name="P2" svg:x1="8.075cm" svg:y1="15.57cm" svg:x2="6.826cm" svg:y2="15.57cm"><text:p/></draw:line>ч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58cm" fo:margin-right="1.9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7T13:58:56.077000000</meta:creation-date>
    <dc:date>2021-10-17T15:21:10.766000000</dc:date>
    <meta:editing-duration>PT24M43S</meta:editing-duration>
    <meta:editing-cycles>3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